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ystem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size="16pt" style:font-size-asian="16pt" style:font-size-complex="15pt"/>
    </style:style>
    <style:style style:name="P2" style:parent-style-name="Standard" style:family="paragraph">
      <style:paragraph-properties fo:text-align="center"/>
      <style:text-properties fo:font-size="16pt" style:font-size-asian="16pt" style:font-size-complex="15pt"/>
    </style:style>
    <style:style style:name="P3" style:parent-style-name="Standard" style:family="paragraph">
      <style:paragraph-properties fo:text-align="center"/>
      <style:text-properties fo:font-size="16pt" style:font-size-asian="16pt" style:font-size-complex="15pt"/>
    </style:style>
    <style:style style:name="P4" style:parent-style-name="Standard" style:family="paragraph">
      <style:paragraph-properties fo:text-align="center"/>
      <style:text-properties fo:font-size="16pt" style:font-size-asian="16pt" style:font-size-complex="15pt"/>
    </style:style>
    <style:style style:name="P5" style:parent-style-name="Standard" style:family="paragraph">
      <style:paragraph-properties fo:text-align="center"/>
      <style:text-properties fo:font-size="16pt" style:font-size-asian="16pt" style:font-size-complex="15pt"/>
    </style:style>
    <style:style style:name="P6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Standard" style:list-style-name="LFO4" style:family="paragraph"/>
    <style:style style:name="P11" style:parent-style-name="Standard" style:list-style-name="LFO4" style:family="paragraph"/>
    <style:style style:name="P12" style:parent-style-name="Standard" style:list-style-name="LFO5" style:family="paragraph"/>
    <style:style style:name="P13" style:parent-style-name="Standard" style:list-style-name="LFO5" style:family="paragraph"/>
    <style:style style:name="P14" style:parent-style-name="Standard" style:list-style-name="LFO5" style:family="paragraph"/>
    <style:style style:name="P15" style:parent-style-name="Standard" style:list-style-name="LFO6" style:family="paragraph"/>
    <style:style style:name="P16" style:parent-style-name="Standard" style:list-style-name="LFO6" style:family="paragraph"/>
    <style:style style:name="P17" style:parent-style-name="Standard" style:list-style-name="LFO8" style:family="paragraph"/>
    <style:style style:name="P18" style:parent-style-name="Standard" style:list-style-name="LFO8" style:family="paragraph"/>
    <style:style style:name="P19" style:parent-style-name="Standard" style:list-style-name="LFO8" style:family="paragraph"/>
    <style:style style:name="P20" style:parent-style-name="Standard" style:list-style-name="LFO7" style:family="paragraph"/>
    <style:style style:name="P21" style:parent-style-name="Standard" style:list-style-name="LFO7" style:family="paragraph"/>
    <style:style style:name="P22" style:parent-style-name="Standard" style:list-style-name="LFO7" style:family="paragraph"/>
    <style:style style:name="P23" style:parent-style-name="Standard" style:family="paragraph">
      <style:text-properties fo:font-weight="bold" style:font-weight-asian="bold" style:font-weight-complex="bold"/>
    </style:style>
    <style:style style:name="P24" style:parent-style-name="Standard" style:family="paragraph">
      <style:text-properties fo:font-weight="bold" style:font-weight-asian="bold" style:font-weight-complex="bold"/>
    </style:style>
    <style:style style:name="P25" style:parent-style-name="Standard" style:family="paragraph">
      <style:text-properties fo:font-weight="bold" style:font-weight-asian="bold" style:font-weight-complex="bold"/>
    </style:style>
    <style:style style:name="P26" style:parent-style-name="Standard" style:family="paragraph">
      <style:text-properties fo:font-weight="bold" style:font-weight-asian="bold" style:font-weight-complex="bold"/>
    </style:style>
    <style:style style:name="P27" style:parent-style-name="Standard" style:list-style-name="LFO9" style:family="paragraph"/>
    <style:style style:name="P28" style:parent-style-name="Standard" style:list-style-name="LFO9" style:family="paragraph"/>
    <style:style style:name="P29" style:parent-style-name="Standard" style:list-style-name="LFO9" style:family="paragraph"/>
    <style:style style:name="P30" style:parent-style-name="Standard" style:list-style-name="LFO9" style:family="paragraph"/>
    <style:style style:name="P31" style:parent-style-name="Standard" style:list-style-name="LFO9" style:family="paragraph"/>
    <style:style style:name="P32" style:parent-style-name="Standard" style:list-style-name="LFO9" style:family="paragraph"/>
    <style:style style:name="P33" style:parent-style-name="Standard" style:list-style-name="LFO9" style:family="paragraph"/>
    <style:style style:name="P34" style:parent-style-name="Standard" style:list-style-name="LFO9" style:family="paragraph"/>
    <style:style style:name="P35" style:parent-style-name="Standard" style:list-style-name="LFO9" style:family="paragraph"/>
  </office:automatic-styles>
  <office:body>
    <office:text text:use-soft-page-breaks="true">
      <text:p text:style-name="P1">Sprint<text:s/>2<text:s/>Plan</text:p>
      <text:p text:style-name="P2">C# Game Engine</text:p>
      <text:p text:style-name="P3">Sharp Slugs</text:p>
      <text:p text:style-name="P4">Revision<text:s/>1</text:p>
      <text:p text:style-name="P5">October<text:s/>22, 2018</text:p>
      <text:p text:style-name="P6"/>
      <text:p text:style-name="Standard"><text:span text:style-name="T7">GOAL:</text:span><text:s/>For this sprint we want a content manager<text:s/>and input stuffs.</text:p>
      <text:p text:style-name="P8"/>
      <text:p text:style-name="Standard"><text:span text:style-name="T9">Task Listing</text:span>:</text:p>
      <text:p text:style-name="Standard">User story 1: As a game designer I want a content manager so that I can<text:s/>import assets</text:p>
      <text:list text:style-name="LFO4" text:continue-numbering="true">
        <text:list-item>
          <text:p text:style-name="P10">(8) A way to reference external images<text:s/>[Harpreet]</text:p>
        </text:list-item>
        <text:list-item>
          <text:p text:style-name="P11">(13) A way to split images into separate sprites<text:s/>[Harpreet]</text:p>
        </text:list-item>
      </text:list>
      <text:p text:style-name="Standard">User story 2: As a player I want to be able to view assets on-screen</text:p>
      <text:list text:style-name="LFO5" text:continue-numbering="true">
        <text:list-item>
          <text:p text:style-name="P12">(8) Display an image on-screen<text:s/>[Andrew]</text:p>
        </text:list-item>
        <text:list-item>
          <text:p text:style-name="P13">(8) Pull a subregion from an image<text:s/>[Andrew]</text:p>
        </text:list-item>
        <text:list-item>
          <text:p text:style-name="P14">(3)<text:s/>incorporate with Sprite class<text:s/>[Andrew]</text:p>
        </text:list-item>
      </text:list>
      <text:p text:style-name="Standard">User story<text:s/>3:<text:s/>As a player I want to be able to use my keyboard/mouse to play the game</text:p>
      <text:list text:style-name="LFO6" text:continue-numbering="true">
        <text:list-item>
          <text:p text:style-name="P15">(5) Detect input from keyboard [Timothy]</text:p>
        </text:list-item>
        <text:list-item>
          <text:p text:style-name="P16">(5) Detect mouse input [Timothy]</text:p>
        </text:list-item>
      </text:list>
      <text:p text:style-name="Standard">User story 4: As a player I want to be able to use my gamepad to play the game</text:p>
      <text:list text:style-name="LFO8" text:continue-numbering="true">
        <text:list-item>
          <text:p text:style-name="P17">(8) Detect connection with gamepad [Sean]</text:p>
        </text:list-item>
        <text:list-item>
          <text:p text:style-name="P18">(3) Detect kind of controller [Sean]</text:p>
        </text:list-item>
        <text:list-item>
          <text:p text:style-name="P19">(5) Detect input from controller [Sean]</text:p>
        </text:list-item>
      </text:list>
      <text:p text:style-name="Standard">User story 5: As a game designer I want an event system so that I can have sprites respond to input.</text:p>
      <text:list text:style-name="LFO7" text:continue-numbering="true">
        <text:list-item>
          <text:p text:style-name="P20">(5) Event system with keyboard [Timothy]</text:p>
        </text:list-item>
        <text:list-item>
          <text:p text:style-name="P21">(5) Event system with mouse [Timothy]</text:p>
        </text:list-item>
        <text:list-item>
          <text:p text:style-name="P22">(5) Event system with gamepad [Sean]</text:p>
        </text:list-item>
      </text:list>
      <text:p text:style-name="P23"/>
      <text:p text:style-name="P24">Team Roles:</text:p>
      <text:p text:style-name="Standard">Sean Riley: Product Owner, Developer, Programmer</text:p>
      <text:p text:style-name="Standard">Harpreet Singh:<text:s/>Developer, Programmer</text:p>
      <text:p text:style-name="Standard">Andrew Purcell: Developer, Programmer</text:p>
      <text:p text:style-name="Standard">Timothy Su:<text:s/>Scrum Master,<text:s/>Developer, Programmer</text:p>
      <text:p text:style-name="P25"/>
      <text:p text:style-name="P26">Initial task assignment:</text:p>
      <text:p text:style-name="Standard">Sean Riley<text:s/>(21)</text:p>
      <text:list text:style-name="LFO9" text:continue-numbering="true">
        <text:list-item>
          <text:p text:style-name="P27">User<text:s/>story<text:s/>4</text:p>
        </text:list-item>
        <text:list-item>
          <text:p text:style-name="P28">User story 5</text:p>
          <text:list text:continue-numbering="true">
            <text:list-item>
              <text:p text:style-name="P29">Task 3</text:p>
            </text:list-item>
          </text:list>
        </text:list-item>
      </text:list>
      <text:p text:style-name="Standard">Harpreet Singh<text:s/>(21)</text:p>
      <text:list text:style-name="LFO9" text:continue-numbering="true">
        <text:list-item>
          <text:p text:style-name="P30">User<text:s/>story 1</text:p>
        </text:list-item>
      </text:list>
      <text:p text:style-name="Standard">Andrew Purcell<text:s/>(21)</text:p>
      <text:list text:style-name="LFO9" text:continue-numbering="true">
        <text:list-item>
          <text:p text:style-name="P31">User<text:s/>story<text:s/>2</text:p>
        </text:list-item>
      </text:list>
      <text:p text:style-name="Standard">Timothy Su<text:s/>(20)</text:p>
      <text:list text:style-name="LFO9" text:continue-numbering="true">
        <text:list-item>
          <text:p text:style-name="P32">User story<text:s/>3</text:p>
        </text:list-item>
        <text:list-item>
          <text:p text:style-name="P33">User story 5</text:p>
          <text:list text:continue-numbering="true">
            <text:list-item>
              <text:p text:style-name="P34">Task 1</text:p>
            </text:list-item>
            <text:list-item>
              <text:p text:style-name="P35">Task<text:s/>2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ystem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imothy Su</meta:initial-creator>
    <dc:creator>Andrew Purcell</dc:creator>
    <meta:creation-date>2018-10-22T22:43:00Z</meta:creation-date>
    <dc:date>2018-10-22T23:28:00Z</dc:date>
    <meta:print-date>2018-10-12T05:36:00Z</meta:print-date>
    <meta:template xlink:href="Normal" xlink:type="simple"/>
    <meta:editing-cycles>4</meta:editing-cycles>
    <meta:editing-duration>PT2700S</meta:editing-duration>
    <meta:document-statistic meta:page-count="1" meta:paragraph-count="2" meta:word-count="224" meta:character-count="1499" meta:row-count="10" meta:non-whitespace-character-count="1277"/>
  </office:meta>
</office:document-meta>
</file>